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Brix Slab Regular"/>
    </style:style>
    <style:style style:name="P2" style:family="paragraph" style:parent-style-name="Heading_20_4">
      <style:text-properties style:font-name="Brix Slab Regular"/>
    </style:style>
    <style:style style:name="P3" style:family="paragraph" style:parent-style-name="Heading_20_5">
      <style:text-properties style:font-name="Brix Slab Regular"/>
    </style:style>
    <style:style style:name="P4" style:family="paragraph" style:parent-style-name="Standard">
      <style:text-properties style:font-name="Brix Slab Regular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7">
      <style:paragraph-properties fo:margin-top="0in" fo:margin-bottom="0in" style:contextual-spacing="false"/>
      <style:text-properties style:font-name="Brix Slab Regular"/>
    </style:style>
    <style:style style:name="P23" style:family="paragraph" style:parent-style-name="Text_20_body" style:list-style-name="L7">
      <style:text-properties style:font-name="Brix Slab Regular"/>
    </style:style>
    <style:style style:name="P24" style:family="paragraph" style:parent-style-name="Text_20_body" style:list-style-name="L8">
      <style:paragraph-properties fo:margin-top="0in" fo:margin-bottom="0in" style:contextual-spacing="false"/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die </text:span><text:span text:style-name="Strong_20_Emphasis"><text:span text:style-name="T1">senseBox Batteriehalterung für eine 18650 Li-Ion Akkuzelle</text:span></text:span><text:span text:style-name="T1"> ist ein Zubehör, das entwickelt wurde, um eine sichere und stabile Stromversorgung für senseBox-Projekte zu gewährleisten. Diese Halterung ist speziell für 18650 Lithium-Ionen-Akkuzellen konzipiert, die für ihre hohe Energiedichte und lange Lebensdauer bekannt sind. Die Halterung bietet eine einfache Möglichkeit, eine wiederaufladbare Batterie in das senseBox-System zu integrieren, was besonders nützlich für mobile oder remote Anwendungen ist, bei denen eine unabhängige Stromquelle erforderlich ist.</text:span></text:p>
      <text:h text:style-name="P1" text:outline-level="3">Ausführliches Datenblatt für die senseBox Batteriehalterung für eine 18650 Li-Ion Akkuzelle</text:h>
      <text:h text:style-name="P2" text:outline-level="4">Allgemeine Informationen</text:h>
      <text:list xml:id="list312025135" text:style-name="L1">
        <text:list-item>
          <text:p text:style-name="P6"><text:span text:style-name="Strong_20_Emphasis"><text:span text:style-name="T1">Produktname:</text:span></text:span><text:span text:style-name="T1"> senseBox Batteriehalterung für 18650 Li-Ion Akkuzelle</text:span></text:p>
        </text:list-item>
        <text:list-item>
          <text:p text:style-name="P5"><text:span text:style-name="Strong_20_Emphasis"><text:span text:style-name="T1">Einsatzbereiche:</text:span></text:span><text:span text:style-name="T1"> Mobile Stromversorgung, tragbare senseBox-Projekte, Outdoor-Anwendungen, Notstromversorgung</text:span></text:p>
        </text:list-item>
      </text:list>
      <text:h text:style-name="P2" text:outline-level="4">Technische Spezifikationen</text:h>
      <text:h text:style-name="P3" text:outline-level="5">Mechanische Eigenschaften</text:h>
      <text:list xml:id="list2210268489" text:style-name="L2">
        <text:list-item>
          <text:p text:style-name="P8"><text:span text:style-name="Strong_20_Emphasis"><text:span text:style-name="T1">Material:</text:span></text:span><text:span text:style-name="T1"> Hochwertiger, feuerfester Kunststoff (ABS oder ähnliches Material)</text:span></text:p>
        </text:list-item>
        <text:list-item>
          <text:p text:style-name="P8"><text:span text:style-name="Strong_20_Emphasis"><text:span text:style-name="T1">Farbe:</text:span></text:span><text:span text:style-name="T1"> Schwarz</text:span></text:p>
        </text:list-item>
        <text:list-item>
          <text:p text:style-name="P8"><text:span text:style-name="Strong_20_Emphasis"><text:span text:style-name="T1">Kompatibilität:</text:span></text:span><text:span text:style-name="T1"> Passend für Standard-18650 Li-Ion Akkuzellen (18 mm Durchmesser, 65 mm Länge)</text:span></text:p>
        </text:list-item>
        <text:list-item>
          <text:p text:style-name="P7"><text:span text:style-name="Strong_20_Emphasis"><text:span text:style-name="T1">Befestigungsoptionen:</text:span></text:span><text:span text:style-name="T1"> Schraublöcher für einfache Montage in Gehäusen oder auf Platinen</text:span></text:p>
        </text:list-item>
      </text:list>
      <text:h text:style-name="P3" text:outline-level="5">Elektrische Eigenschaften</text:h>
      <text:list xml:id="list2325608590" text:style-name="L3">
        <text:list-item>
          <text:p text:style-name="P10"><text:span text:style-name="Strong_20_Emphasis"><text:span text:style-name="T1">Kontakte:</text:span></text:span><text:span text:style-name="T1"> Federkontakte aus vernickeltem Stahl oder Kupfer, für sicheren Kontakt mit der Akkuzelle</text:span></text:p>
        </text:list-item>
        <text:list-item>
          <text:p text:style-name="P10"><text:span text:style-name="Strong_20_Emphasis"><text:span text:style-name="T1">Maximale Strombelastung:</text:span></text:span><text:span text:style-name="T1"> Je nach Material der Kontakte, typischerweise bis zu 5A</text:span></text:p>
        </text:list-item>
        <text:list-item>
          <text:p text:style-name="P9"><text:span text:style-name="Strong_20_Emphasis"><text:span text:style-name="T1">Verkabelung:</text:span></text:span><text:span text:style-name="T1"> Lötanschlüsse oder vorverlegte Kabel für den Anschluss an die senseBox MCU oder andere Schaltungen</text:span></text:p>
        </text:list-item>
      </text:list>
      <text:h text:style-name="P3" text:outline-level="5">Sicherheit und Schutz</text:h>
      <text:list xml:id="list1313762718" text:style-name="L4">
        <text:list-item>
          <text:p text:style-name="P12"><text:span text:style-name="Strong_20_Emphasis"><text:span text:style-name="T1">Polaritätsschutz:</text:span></text:span><text:span text:style-name="T1"> Klare Markierungen für die korrekte Polarität der Akkuzelle, um Fehlanschlüsse zu verhindern</text:span></text:p>
        </text:list-item>
        <text:list-item>
          <text:p text:style-name="P12"><text:span text:style-name="Strong_20_Emphasis"><text:span text:style-name="T1">Befestigung:</text:span></text:span><text:span text:style-name="T1"> Feste Halterung der Zelle durch Federkontakte, um Vibrationen und Stöße zu widerstehen</text:span></text:p>
        </text:list-item>
        <text:list-item>
          <text:p text:style-name="P11"><text:span text:style-name="Strong_20_Emphasis"><text:span text:style-name="T1">Überladungsschutz:</text:span></text:span><text:span text:style-name="T1"> Abhängig vom angeschlossenen Ladegerät oder der Ladeelektronik</text:span></text:p>
        </text:list-item>
      </text:list>
      <text:h text:style-name="P2" text:outline-level="4">Funktionen und Merkmale</text:h>
      <text:list xml:id="list2853338726" text:style-name="L5">
        <text:list-item>
          <text:p text:style-name="P14"><text:span text:style-name="Strong_20_Emphasis"><text:span text:style-name="T1">Einfache Installation:</text:span></text:span><text:span text:style-name="T1"> Plug-and-Play-Design, das die einfache Integration einer 18650 Li-Ion Akkuzelle in das senseBox-System ermöglicht.</text:span></text:p>
        </text:list-item>
        <text:list-item>
          <text:p text:style-name="P14"><text:span text:style-name="Strong_20_Emphasis"><text:span text:style-name="T1">Vielseitigkeit:</text:span></text:span><text:span text:style-name="T1"> Kann in verschiedenen Projekten verwendet werden, die eine wiederaufladbare Batterie benötigen.</text:span></text:p>
        </text:list-item>
        <text:list-item>
          <text:p text:style-name="P13"><text:soft-page-break/><text:span text:style-name="Strong_20_Emphasis"><text:span text:style-name="T1">Sicherer Halt:</text:span></text:span><text:span text:style-name="T1"> Federkontakte sorgen für einen sicheren und stabilen Halt der Batterie, auch bei Bewegung.</text:span></text:p>
        </text:list-item>
      </text:list>
      <text:h text:style-name="P2" text:outline-level="4">Anwendungsbereiche</text:h>
      <text:list xml:id="list3578714311" text:style-name="L6">
        <text:list-item>
          <text:p text:style-name="P16"><text:span text:style-name="Strong_20_Emphasis"><text:span text:style-name="T1">Mobile und Remote-Anwendungen:</text:span></text:span><text:span text:style-name="T1"> Versorgung von senseBox-Projekten in abgelegenen Gebieten ohne feste Stromquelle.</text:span></text:p>
        </text:list-item>
        <text:list-item>
          <text:p text:style-name="P16"><text:span text:style-name="Strong_20_Emphasis"><text:span text:style-name="T1">Tragbare Geräte:</text:span></text:span><text:span text:style-name="T1"> Energieversorgung für tragbare Sensoren und Geräte.</text:span></text:p>
        </text:list-item>
        <text:list-item>
          <text:p text:style-name="P16"><text:span text:style-name="Strong_20_Emphasis"><text:span text:style-name="T1">Notstromversorgung:</text:span></text:span><text:span text:style-name="T1"> Einsatz als Backup-Batterie in sensiblen Anwendungen, um einen kontinuierlichen Betrieb zu gewährleisten.</text:span></text:p>
        </text:list-item>
        <text:list-item>
          <text:p text:style-name="P15"><text:span text:style-name="Strong_20_Emphasis"><text:span text:style-name="T1">Experimentelle und Bildungsprojekte:</text:span></text:span><text:span text:style-name="T1"> Ermöglicht Schülern und Entwicklern das Experimentieren mit Akkubetriebenen Systemen.</text:span></text:p>
        </text:list-item>
      </text:list>
      <text:h text:style-name="P2" text:outline-level="4">Sicherheits- und Nutzungsrichtlinien</text:h>
      <text:list xml:id="list2981802771" text:style-name="L7">
        <text:list-item>
          <text:p text:style-name="P17"><text:span text:style-name="Strong_20_Emphasis"><text:span text:style-name="T1">Betriebssicherheit:</text:span></text:span></text:p>
          <text:list>
            <text:list-item>
              <text:p text:style-name="P22">Stellen Sie sicher, dass die 18650 Akkuzelle korrekt in die Halterung eingesetzt ist, um Kurzschlüsse und andere Beschädigungen zu vermeiden.</text:p>
            </text:list-item>
            <text:list-item>
              <text:p text:style-name="P22">Verwenden Sie nur unbeschädigte Akkuzellen, um das Risiko von Ausgasen oder Explosionen zu minimieren.</text:p>
            </text:list-item>
          </text:list>
        </text:list-item>
        <text:list-item>
          <text:p text:style-name="P17"><text:span text:style-name="Strong_20_Emphasis"><text:span text:style-name="T1">Installation:</text:span></text:span></text:p>
          <text:list>
            <text:list-item>
              <text:p text:style-name="P22">Sicherstellen, dass die Halterung in einem gut belüfteten Bereich montiert ist, insbesondere bei Anwendungen mit hoher Strombelastung.</text:p>
            </text:list-item>
            <text:list-item>
              <text:p text:style-name="P23">Bei Verwendung in Outdoor-Anwendungen sollte die Halterung vor Feuchtigkeit geschützt werden.</text:p>
            </text:list-item>
          </text:list>
        </text:list-item>
      </text:list>
      <text:h text:style-name="P2" text:outline-level="4">Verpackung und Lieferung</text:h>
      <text:list xml:id="list2032198275" text:style-name="L8">
        <text:list-item>
          <text:p text:style-name="P19"><text:span text:style-name="Strong_20_Emphasis"><text:span text:style-name="T1">Lieferumfang:</text:span></text:span></text:p>
          <text:list>
            <text:list-item>
              <text:p text:style-name="P24">senseBox Batteriehalterung für eine 18650 Li-Ion Akkuzelle</text:p>
            </text:list-item>
            <text:list-item>
              <text:p text:style-name="P24">Kurzanleitung zur Installation und Sicherheitsinformationen</text:p>
            </text:list-item>
          </text:list>
        </text:list-item>
        <text:list-item>
          <text:p text:style-name="P18"><text:span text:style-name="Strong_20_Emphasis"><text:span text:style-name="T1">Verpackung:</text:span></text:span><text:span text:style-name="T1"> Schutzverpackung, um die Halterung während des Transports vor Beschädigungen zu schützen</text:span></text:p>
        </text:list-item>
      </text:list>
      <text:h text:style-name="P2" text:outline-level="4">Hinweise und Empfehlungen</text:h>
      <text:list xml:id="list1100654611" text:style-name="L9">
        <text:list-item>
          <text:p text:style-name="P21"><text:span text:style-name="Strong_20_Emphasis"><text:span text:style-name="T1">Kompatibilität:</text:span></text:span><text:span text:style-name="T1"> Geeignet für Standard-18650 Akkuzellen, bitte sicherstellen, dass die Akkuzellen über ausreichenden Schutz (PCB/BMS) verfügen, falls keine zusätzliche Schutzschaltung vorhanden ist.</text:span></text:p>
        </text:list-item>
        <text:list-item>
          <text:p text:style-name="P21"><text:span text:style-name="Strong_20_Emphasis"><text:span text:style-name="T1">Wartung:</text:span></text:span><text:span text:style-name="T1"> Regelmäßige Überprüfung auf Anzeichen von Verschleiß oder Korrosion an den Kontakten.</text:span></text:p>
        </text:list-item>
        <text:list-item>
          <text:p text:style-name="P20"><text:span text:style-name="Strong_20_Emphasis"><text:span text:style-name="T1">Ladehinweis:</text:span></text:span><text:span text:style-name="T1"> Verwenden Sie ein geeignetes Ladegerät für 18650 Li-Ion Akkuzellen, um eine sichere und effektive Ladeperformance zu gewährleisten.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33:42.910255575</meta:creation-date>
    <dc:date>2024-07-30T14:33:58.194282300</dc:date>
    <meta:editing-duration>PT16S</meta:editing-duration>
    <meta:editing-cycles>1</meta:editing-cycles>
    <meta:document-statistic meta:table-count="0" meta:image-count="0" meta:object-count="0" meta:page-count="2" meta:paragraph-count="44" meta:word-count="485" meta:character-count="3906" meta:non-whitespace-character-count="3497"/>
    <meta:generator>LibreOffice/7.3.7.2$Linux_X86_64 LibreOffice_project/30$Build-2</meta:generator>
  </office:meta>
</office:document-meta>
</file>